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5">
            <text:p>15.10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10-16">
            <text:p>16.10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10-17">
            <text:p>17.10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10-18">
            <text:p>18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9">
            <text:p>19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20">
            <text:p>20.10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10-23">
            <text:p>23.10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10-26">
            <text:p>26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otal:</text:p>
          </table:table-cell>
          <table:table-cell table:formula="of:=SUM([.B2:.B94])" office:value-type="float" office:value="181.5">
            <text:p>181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26.10.2020</text:date>, <text:time>16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0M13S</meta:editing-duration>
    <meta:editing-cycles>85</meta:editing-cycles>
    <meta:generator>OpenOffice/4.1.7$Win32 OpenOffice.org_project/417m1$Build-9800</meta:generator>
    <dc:date>2020-10-26T16:05:29.64</dc:date>
    <dc:creator>Coco </dc:creator>
    <meta:document-statistic meta:table-count="3" meta:cell-count="190" meta:object-count="0"/>
    <meta:user-defined meta:name="Info 1"/>
    <meta:user-defined meta:name="Info 2"/>
    <meta:user-defined meta:name="Info 3"/>
    <meta:user-defined meta:name="Info 4"/>
  </office:meta>
</office:document-meta>
</file>